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A000000B9366882FBA13A3893.jpg" manifest:media-type="image/jpeg"/>
  <manifest:file-entry manifest:full-path="Pictures/100000000000048E000000938AF11EFC269FFD93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4.24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12cm"/>
      <style:paragraph-properties style:writing-mode="lr-tb"/>
    </style:style>
    <style:style style:name="pr5" style:family="presentation" style:parent-style-name="Impress1-outline1">
      <style:graphic-properties fo:min-height="15.244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color="#2a6099"/>
    </style:style>
    <style:style style:name="P4" style:family="paragraph">
      <style:text-properties style:font-name="Latin Modern Math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2a6099" style:font-name="Latin Modern Math"/>
    </style:style>
    <style:style style:name="T4" style:family="text">
      <style:text-properties style:font-name="Latin Modern Mat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Buddhadeb Mondal</presentation:footer-decl>
      <presentation:date-time-decl presentation:name="dtd1" presentation:source="fixed">B. Mondal | 13.May.2020</presentation:date-time-decl>
      <draw:page draw:name="page1" draw:style-name="dp1" draw:master-page-name="Impress" presentation:presentation-page-layout-name="AL1T0" presentation:use-footer-name="ftr1" presentation:use-date-time-name="dtd1">
        <draw:frame presentation:style-name="pr1" draw:text-style-name="P1" draw:layer="layout" svg:width="23.8cm" svg:height="4.615cm" svg:x="2.2cm" svg:y="6.593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3.8cm" svg:height="4.243cm" svg:x="2.2cm" svg:y="15.643cm" presentation:class="subtitle" presentation:user-transformed="true">
          <draw:text-box>
            <text:p><text:span text:style-name="T2">Buddhadeb Mond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draw:frame presentation:style-name="pr4" draw:text-style-name="P3" draw:layer="layout" svg:width="26.924cm" svg:height="2.612cm" svg:x="0.762cm" svg:y="0.436cm" presentation:class="title" presentation:user-transformed="true">
          <draw:text-box>
            <text:p text:style-name="P3"><text:span text:style-name="T3">What are we doing </text:span></text:p>
          </draw:text-box>
        </draw:frame>
        <draw:frame presentation:style-name="pr5" draw:text-style-name="P4" draw:layer="layout" svg:width="25.1cm" svg:height="15.494cm" svg:x="2.044cm" svg:y="3.893cm" presentation:class="outline" presentation:user-transformed="true">
          <draw:text-box>
            <text:list text:style-name="L3">
              <text:list-item>
                <text:p text:style-name="P4"><text:span text:style-name="T4">We are going to discuss about e→ gamma fake.</text:span></text:p>
              </text:list-item>
              <text:list-item>
                <text:p text:style-name="P4"><text:span text:style-name="T4">This is the second largest background in our </text:span><text:span text:style-name="T4">ttbargamma process stu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Latin Modern Math" fo:font-family="'Latin Modern Math'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Latin Modern Math" fo:font-family="'Latin Modern Math'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Latin Modern Math" fo:font-family="'Latin Modern Math'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Latin Modern Math" fo:font-family="'Latin Modern Math'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Latin Modern Math" fo:font-family="'Latin Modern Math'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Latin Modern Math" fo:font-family="'Latin Modern Math'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Latin Modern Math" fo:font-family="'Latin Modern Math'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atin Modern Math" fo:font-family="'Latin Modern Math'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Latin Modern Math" fo:font-family="'Latin Modern Math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Latin Modern Math" fo:font-family="'Latin Modern Math'" style:font-pitch="variable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Latin Modern Math" fo:font-family="'Latin Modern Math'" style:font-pitch="variable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Latin Modern Math" fo:font-family="'Latin Modern Math'" style:font-pitch="variable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atin Modern Math" fo:font-family="'Latin Modern Math'" style:font-pitch="variable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atin Modern Math" fo:font-family="'Latin Modern Math'" style:font-pitch="variable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atin Modern Math" fo:font-family="'Latin Modern Math'" style:font-pitch="variable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atin Modern Math" fo:font-family="'Latin Modern Math'" style:font-pitch="variable" fo:font-size="36pt" fo:font-style="normal" fo:text-shadow="none" style:text-underline-style="none" fo:font-weight="bold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title">
      <style:graphic-properties draw:auto-grow-height="false" fo:min-height="3.507cm"/>
      <style:paragraph-properties style:writing-mode="lr-tb"/>
    </style:style>
    <style:style style:name="Mpr2" style:family="presentation" style:parent-style-name="Impress-outline1">
      <style:graphic-properties fo:min-height="12.18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3.507cm"/>
      <style:paragraph-properties style:writing-mode="lr-tb"/>
    </style:style>
    <style:style style:name="Mpr7" style:family="presentation" style:parent-style-name="Impress1-outline1">
      <style:graphic-properties fo:min-height="12.18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666666" style:font-name="Noto Sans Regular" fo:font-size="14pt"/>
    </style:style>
    <style:style style:name="MT3" style:family="text">
      <style:text-properties fo:color="#666666" style:font-name="Latin Modern Math" fo:font-size="14pt"/>
    </style:style>
    <style:style style:name="MT4" style:family="text">
      <style:text-properties fo:color="#666666" style:font-name="Noto Sans Regular" fo:font-size="12pt" fo:text-shadow="none" style:font-size-asian="12pt" style:font-size-complex="12pt"/>
    </style:style>
    <style:style style:name="MT5" style:family="text">
      <style:text-properties fo:color="#666666" style:font-name="Noto Sans Regular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6.6cm" presentation:class="title">
        <draw:text-box>
          <text:p>Click to edit the title text format</text:p>
        </draw:text-box>
      </draw:frame>
      <draw:frame presentation:style-name="Mpr2" draw:layer="backgroundobjects" svg:width="23.8cm" svg:height="2.729cm" svg:x="2.2cm" svg:y="13.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811cm" svg:x="0.6cm" svg:y="20.06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0.934cm" svg:x="9.576cm" svg:y="20.06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6.523cm" svg:height="0.934cm" svg:x="21.082cm" svg:y="20.06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frame draw:style-name="Mgr3" draw:text-style-name="MP7" draw:layer="backgroundobjects" svg:width="12.542cm" svg:height="1.581cm" svg:x="0.012cm" svg:y="0.108cm">
        <draw:image xlink:href="Pictures/100000000000048E000000938AF11EFC269FFD93.jpg" xlink:type="simple" xlink:show="embed" xlink:actuate="onLoad" loext:mime-type="image/jpeg">
          <text:p/>
        </draw:image>
      </draw:frame>
      <draw:frame draw:style-name="Mgr3" draw:text-style-name="MP7" draw:layer="backgroundobjects" svg:width="5.11cm" svg:height="1.454cm" svg:x="22.606cm" svg:y="0.154cm">
        <draw:image xlink:href="Pictures/100000000000028A000000B9366882FBA13A3893.jpg" xlink:type="simple" xlink:show="embed" xlink:actuate="onLoad" loext:mime-type="image/jpeg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7.178cm" svg:height="2.612cm" svg:x="0.508cm" svg:y="0.436cm" presentation:class="title">
        <draw:text-box>
          <text:p>Click to edit the title text format</text:p>
        </draw:text-box>
      </draw:frame>
      <draw:frame presentation:style-name="Mpr7" draw:layer="backgroundobjects" svg:width="25.1cm" svg:height="15.494cm" svg:x="2.078cm" svg:y="4.06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658cm" svg:x="0.6cm" svg:y="20.32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6" draw:layer="backgroundobjects" svg:width="8.875cm" svg:height="0.68cm" svg:x="9.325cm" svg:y="20.32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0.658cm" svg:x="20.976cm" svg:y="20.32cm" presentation:class="page-number">
        <draw:text-box>
          <text:p text:style-name="MP3"><text:span text:style-name="MT5"><text:page-number>&lt;number&gt;</text:page-number></text:span><text:span text:style-name="MT5"><text:s/>/ </text:span><text:span text:style-name="MT5"><text:page-count>2</text:page-count></text:span></text:p>
        </draw:text-box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11T19:09:19.242172601</meta:creation-date>
    <meta:editing-duration>PT46M6S</meta:editing-duration>
    <meta:editing-cycles>21</meta:editing-cycles>
    <meta:generator>LibreOffice/6.4.4.2$Linux_X86_64 LibreOffice_project/40$Build-2</meta:generator>
    <dc:title>Impress</dc:title>
    <dc:date>2020-07-08T10:38:01.379121539</dc:date>
    <meta:document-statistic meta:object-count="42"/>
  </office:meta>
</office:document-meta>
</file>